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left" draw:textarea-vertical-align="top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2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25cm" draw:marker-start-width="0.237cm" draw:marker-end="Arrowheads_20_1" draw:marker-end-width="0.139cm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3.175cm" svg:x="0.919cm" svg:y="0.335cm">
          <draw:glue-point draw:id="4" svg:x="-3.641cm" svg:y="-0.324cm"/>
          <draw:glue-point draw:id="5" svg:x="-3.641cm" svg:y="2.132cm"/>
          <text:p text:style-name="P1">a/b/c/d.gramma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id="id2" draw:layer="layout" svg:width="6.35cm" svg:height="1.673cm" svg:x="2.389cm" svg:y="1.405cm">
          <draw:text-box>
            <text:p>A : …</text:p>
            <text:p>B : …</text:p>
          </draw:text-box>
          <draw:glue-point draw:id="4" svg:x="-4.779cm" svg:y="-2.307cm"/>
          <draw:glue-point draw:id="5" svg:x="-4.8cm" svg:y="2.133cm"/>
        </draw:frame>
        <draw:frame draw:style-name="gr3" draw:id="id1" draw:layer="layout" svg:width="2.695cm" svg:height="0.962cm" svg:x="0.129cm" svg:y="3.818cm">
          <draw:text-box>
            <text:p>B : A C*</text:p>
          </draw:text-box>
          <draw:glue-point draw:id="4" svg:x="0.174cm" svg:y="-3.482cm"/>
          <draw:glue-point draw:id="5" svg:x="2.341cm" svg:y="-3.638cm"/>
        </draw:frame>
        <draw:connector draw:style-name="gr4" draw:text-style-name="P1" draw:layer="layout" svg:x1="2.106cm" svg:y1="3.95cm" svg:x2="2.516cm" svg:y2="2.597cm" draw:start-shape="id1" draw:start-glue-point="5" draw:end-shape="id2" draw:end-glue-point="5" svg:d="m2106 3950v-1353h410">
          <text:p/>
        </draw:connector>
        <draw:connector draw:style-name="gr4" draw:text-style-name="P1" draw:layer="layout" svg:x1="1.522cm" svg:y1="3.965cm" svg:x2="2.53cm" svg:y2="1.856cm" draw:start-shape="id1" draw:start-glue-point="4" draw:end-shape="id2" draw:end-glue-point="4" svg:d="m1522 3965v-2109h100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.35cm" fo:page-height="4.8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ndrey Breslav</meta:initial-creator>
    <meta:creation-date>2010-05-11T12:05:22</meta:creation-date>
    <dc:date>2010-05-11T12:17:13</dc:date>
    <dc:creator>Andrey Breslav</dc:creator>
    <meta:editing-duration>PT00H05M01S</meta:editing-duration>
    <meta:editing-cycles>2</meta:editing-cycles>
    <meta:generator>OpenOffice.org/3.1$Linux OpenOffice.org_project/310m19$Build-9420</meta:generator>
    <meta:document-statistic meta:object-count="5"/>
  </office:meta>
</office:document-meta>
</file>